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v="urn:schemas-microsoft-com:vml" xmlns:o="urn:schemas-microsoft-com:office:office" xmlns:fo="urn:oasis:names:tc:opendocument:xmlns:xsl-fo-compatible:1.0" xmlns:style="urn:oasis:names:tc:opendocument:xmlns:style:1.0" xmlns:text="urn:oasis:names:tc:opendocument:xmlns:text:1.0" xmlns:table="urn:oasis:names:tc:opendocument:xmlns:table:1.0" xmlns:svg="urn:oasis:names:tc:opendocument:xmlns:svg-compatible:1.0" xmlns:presentation="urn:oasis:names:tc:opendocument:xmlns:presentation:1.0" xmlns:draw="urn:oasis:names:tc:opendocument:xmlns:drawing:1.0" xmlns:number="urn:oasis:names:tc:opendocument:xmlns:datastyle:1.0" xmlns:script="urn:oasis:names:tc:opendocument:xmlns:script:1.0" xmlns:dom="http://www.w3.org/2001/xml-events" xmlns:cp="http://schemas.openxmlformats.org/package/2006/metadata/core-properties" xmlns:dc="http://purl.org/dc/elements/1.1/" xmlns:dcterms="http://purl.org/dc/terms/" xmlns:smil="urn:oasis:names:tc:opendocument:xmlns:smil-compatible:1.0" xmlns:anim="urn:oasis:names:tc:opendocument:xmlns:animation:1.0" xmlns:msxsl="urn:schemas-microsoft-com:xslt" office:version="1.1">
  <office:automatic-styles>
    <number:date-style style:name="D8">
      <number:day-of-week number:style="long"/>
      <number:text>,</number:text>
      <number:day/>
      <number:text>.</number:text>
      <number:month number:style="long" number:textual="true"/>
      <number:text/>
      <number:year number:style="long"/>
    </number:date-style>
    <number:date-style style:name="D6">
      <number:day/>
      <number:text>.</number:text>
      <number:month number:style="long" number:textual="true"/>
      <number:text/>
      <number:year number:style="long"/>
    </number:date-style>
    <number:date-style style:name="D5">
      <number:day/>
      <number:text>.</number:text>
      <number:month number:textual="true"/>
      <number:text/>
      <number:year number:style="long"/>
    </number:date-style>
    <number:date-style style:name="D3T2">
      <number:day number:style="long"/>
      <number:text>.</number:text>
      <number:month number:style="long"/>
      <number:text>.</number:text>
      <number:year/>
      <number:text/>
      <number:hours/>
      <number:text>:</number:text>
      <number:minutes/>
    </number:date-style>
    <number:date-style style:name="D3T5">
      <number:day number:style="long"/>
      <number:text>.</number:text>
      <number:month number:style="long"/>
      <number:text>.</number:text>
      <number:year/>
      <number:text/>
      <number:hours/>
      <number:text>:</number:text>
      <number:minutes/>
      <number:am-pm/>
    </number:date-style>
    <number:time-style style:name="T2">
      <number:hours/>
      <number:text>:</number:text>
      <number:minutes/>
    </number:time-style>
    <number:time-style style:name="T3">
      <number:hours/>
      <number:text>:</number:text>
      <number:minutes/>
      <number:text>:</number:text>
      <number:seconds/>
    </number:time-style>
    <number:time-style style:name="T5">
      <number:hours/>
      <number:text>:</number:text>
      <number:minutes/>
      <number:am-pm/>
    </number:time-style>
    <number:time-style style:name="T6">
      <number:hours/>
      <number:text>:</number:text>
      <number:minutes/>
      <number:text>:</number:text>
      <number:seconds/>
      <number:am-pm/>
    </number:time-style>
    <number:date-style style:name="D3">
      <number:day number:style="long"/>
      <number:text>.</number:text>
      <number:month number:style="long"/>
      <number:text>.</number:text>
      <number:year/>
    </number:date-style>
    <style:style style:family="drawing-page" style:name="dp1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family="presentation" style:name="slide1pr3">
      <style:graphic-properties fo:wrap-option="no-wrap"/>
      <style:paragraph-properties/>
    </style:style>
    <style:style style:family="paragraph" style:name="slide1PARA31">
      <style:paragraph-properties fo:margin-left="0cm" fo:text-indent="0cm" fo:line-height="100%" text:enable-numbering="false">
        <style:tab-stops xmlns="http://schemas.openxmlformats.org/package/2006/relationships" xmlns:rels="http://schemas.openxmlformats.org/package/2006/relationships">
          <style:tab-stop style:position="2.54cm"/>
        </style:tab-stops>
      </style:paragraph-properties>
    </style:style>
    <style:style style:family="text" style:name="slide1ID1EOB">
      <style:text-properties style:font-charset="x-symbol" style:language-asian="en" style:country-asian="US" fo:font-size="44pt" style:font-size-asian="44pt"/>
    </style:style>
    <style:style style:family="text" style:name="slide1ID1ETB">
      <style:text-properties style:font-charset="x-symbol" style:font-family-generic="roman" style:font-pitch="variable"/>
    </style:style>
    <style:style style:family="presentation" style:name="slide1pr4">
      <style:graphic-properties fo:wrap-option="no-wrap"/>
      <style:paragraph-properties/>
    </style:style>
    <text:list-style xmlns:rels="http://schemas.openxmlformats.org/package/2006/relationships" style:name="slide1List41">
      <text:list-level-style-bullet text:level="1" text:bullet-char="•">
        <style:list-level-properties text:min-label-width=".95cm" text:space-before="0cm"/>
        <style:text-properties style:font-charset="x-symbol" fo:font-family="Arial" fo:font-size="100%" fo:color="#000000"/>
      </text:list-level-style-bullet>
    </text:list-style>
    <style:style style:family="paragraph" style:name="slide1PARA41">
      <style:paragraph-properties fo:text-align="center" fo:margin-left="cm" fo:text-indent="cm" fo:line-height="100%" text:enable-numbering="false">
        <style:tab-stops xmlns="http://schemas.openxmlformats.org/package/2006/relationships" xmlns:rels="http://schemas.openxmlformats.org/package/2006/relationships">
          <style:tab-stop style:position="2.54cm"/>
        </style:tab-stops>
      </style:paragraph-properties>
    </style:style>
    <style:style style:family="text" style:name="slide1ID1ELC">
      <style:text-properties style:font-charset="x-symbol" style:language-asian="en" style:country-asian="US" fo:font-size="32pt" style:font-size-asian="32pt" fo:color="#BFBFBF"/>
    </style:style>
    <style:style style:family="text" style:name="slide1ID1EQC">
      <style:text-properties style:font-charset="x-symbol" style:language-asian="ko" style:country-asian="KR" fo:font-size="32pt" style:font-size-asian="32pt" fo:color="#BFBFBF"/>
    </style:style>
    <style:style style:family="text" style:name="slide1ID1EVC">
      <style:text-properties style:font-charset="x-symbol" style:language-asian="en" style:country-asian="US" fo:font-size="32pt" style:font-size-asian="32pt" fo:color="#BFBFBF"/>
    </style:style>
    <style:style style:family="text" style:name="slide1ID1E1C">
      <style:text-properties style:font-charset="x-symbol" style:font-family-generic="roman" style:font-pitch="variable"/>
    </style:style>
    <style:style style:family="drawing-page" style:name="dp2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family="presentation" style:name="slide2pr3">
      <style:graphic-properties fo:wrap-option="no-wrap"/>
      <style:paragraph-properties/>
    </style:style>
    <style:style style:family="paragraph" style:name="slide2PARA31">
      <style:paragraph-properties fo:margin-left="0cm" fo:text-indent="0cm" fo:line-height="100%" text:enable-numbering="false">
        <style:tab-stops xmlns="http://schemas.openxmlformats.org/package/2006/relationships" xmlns:rels="http://schemas.openxmlformats.org/package/2006/relationships">
          <style:tab-stop style:position="2.54cm"/>
        </style:tab-stops>
      </style:paragraph-properties>
    </style:style>
    <style:style style:family="text" style:name="slide2ID2EOB">
      <style:text-properties style:font-charset="x-symbol" style:language-asian="en" style:country-asian="US" fo:font-size="44pt" style:font-size-asian="44pt"/>
    </style:style>
    <style:style style:family="text" style:name="slide2ID2ETB">
      <style:text-properties style:font-charset="x-symbol" style:font-family-generic="roman" style:font-pitch="variable"/>
    </style:style>
    <style:style style:family="graphic" style:parent-style-name="standard" style:name="SLPicture2gr7">
      <style:graphic-properties/>
    </style:style>
    <style:style style:family="drawing-page" style:name="dp3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family="presentation" style:name="slide3pr3">
      <style:graphic-properties fo:wrap-option="no-wrap"/>
      <style:paragraph-properties/>
    </style:style>
    <style:style style:family="paragraph" style:name="slide3PARA31">
      <style:paragraph-properties fo:margin-left="0cm" fo:text-indent="0cm" fo:line-height="100%" text:enable-numbering="false">
        <style:tab-stops xmlns="http://schemas.openxmlformats.org/package/2006/relationships" xmlns:rels="http://schemas.openxmlformats.org/package/2006/relationships">
          <style:tab-stop style:position="2.54cm"/>
        </style:tab-stops>
      </style:paragraph-properties>
    </style:style>
    <style:style style:family="text" style:name="slide3ID3EOB">
      <style:text-properties style:font-charset="x-symbol" style:language-asian="en" style:country-asian="US" fo:font-size="44pt" style:font-size-asian="44pt"/>
    </style:style>
    <style:style style:family="text" style:name="slide3ID3ETB">
      <style:text-properties style:font-charset="x-symbol" style:font-family-generic="roman" style:font-pitch="variable"/>
    </style:style>
    <style:style style:family="graphic" style:parent-style-name="standard" style:name="SLPicture3gr4">
      <style:graphic-properties/>
    </style:style>
    <style:style style:family="graphic" style:parent-style-name="standard" style:name="SLPicture3gr5">
      <style:graphic-properties/>
    </style:style>
    <style:style style:family="graphic" style:parent-style-name="standard" style:name="SLPicture3gr6">
      <style:graphic-properties/>
    </style:style>
    <style:style style:name="pr1" style:family="presentation" style:parent-style-name="Default-notes">
      <style:graphic-properties draw:fill-color="#ffffff"/>
    </style:style>
    <style:style xmlns:form="urn:oasis:names:tc:opendocument:xmlns:form:1.0" style:family="drawing-page" style:name="Notesdp">
      <style:drawing-page-properties presentation:background-visible="true" presentation:background-objects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master-page-name="slideMaster1" draw:style-name="dp1" draw:name="page1" draw:id="pid1" presentation:presentation-page-layout-name="AL1T0">
        <draw:frame draw:layer="layout" presentation:user-transformed="true" presentation:style-name="slide1pr3" presentation:class="title" draw:id="sldraw1an2" svg:x="1.91cm" svg:y="5.92cm" svg:width="21.59cm" svg:height="4.08cm">
          <draw:text-box>
            <text:p text:style-name="slide1PARA31" text:id="slText1an21"><text:span text:style-name="slide1ID1EOB">Photoelectric Effect</text:span><text:span text:style-name="slide1ID1ETB"/></text:p>
          </draw:text-box>
        </draw:frame>
        <draw:frame draw:layer="layout" presentation:user-transformed="true" presentation:style-name="slide1pr4" presentation:class="subtitle" draw:id="sldraw1an3" svg:x="3.81cm" svg:y="10.8cm" svg:width="17.78cm" svg:height="4.87cm">
          <draw:text-box>
            <text:p text:style-name="slide1PARA41" text:id="slText1an31"><text:span text:style-name="slide1ID1ELC">2</text:span><text:span text:style-name="slide1ID1EQC">차 </text:span><text:span text:style-name="slide1ID1EVC">CK Module</text:span><text:span text:style-name="slide1ID1E1C"/></text:p>
          </draw:text-box>
        </draw:frame>
        <presentation:notes xmlns:form="urn:oasis:names:tc:opendocument:xmlns:form:1.0" draw:style-name="Notesdp"/>
      </draw:page>
      <draw:page draw:master-page-name="slideMaster1" draw:style-name="dp2" draw:name="page2" draw:id="pid2" presentation:presentation-page-layout-name="AL2T1">
        <draw:frame draw:layer="layout" presentation:user-transformed="true" presentation:style-name="slide2pr3" presentation:class="title" draw:id="sldraw2an2" svg:x="1.27cm" svg:y=".76cm" svg:width="22.86cm" svg:height="3.18cm">
          <draw:text-box>
            <text:p text:style-name="slide2PARA31" text:id="slText2an21"><text:span text:style-name="slide2ID2EOB">Blueprint</text:span><text:span text:style-name="slide2ID2ETB"/></text:p>
          </draw:text-box>
        </draw:frame>
        <draw:frame draw:layer="layout" draw:id="Picsldraw2an7" draw:style-name="SLPicture2gr7" svg:x="0cm" svg:y="3.94cm" svg:width="25.4cm" svg:height="12.92cm">
          <draw:image xmlns:xlink="http://www.w3.org/1999/xlink" xlink:type="simple" xlink:show="embed" xlink:actuate="onLoad" xlink:href="Pictures/image1.jpeg">
            <text:p/>
          </draw:image>
        </draw:frame>
        <presentation:notes xmlns:form="urn:oasis:names:tc:opendocument:xmlns:form:1.0" draw:style-name="Notesdp"/>
      </draw:page>
      <draw:page draw:master-page-name="slideMaster1" draw:style-name="dp3" draw:name="page3" draw:id="pid3" presentation:presentation-page-layout-name="AL2T1">
        <draw:frame draw:layer="layout" presentation:user-transformed="true" presentation:style-name="slide3pr3" presentation:class="title" draw:id="sldraw3an2" svg:x="1.27cm" svg:y=".76cm" svg:width="22.86cm" svg:height="3.18cm">
          <draw:text-box>
            <text:p text:style-name="slide3PARA31" text:id="slText3an21"><text:span text:style-name="slide3ID3EOB">Blueprint</text:span><text:span text:style-name="slide3ID3ETB"/></text:p>
          </draw:text-box>
        </draw:frame>
        <draw:frame draw:layer="layout" draw:id="Picsldraw3an4" draw:style-name="SLPicture3gr4" svg:x=".5cm" svg:y="5.12cm" svg:width="8.15cm" svg:height="8.14cm">
          <draw:image xmlns:xlink="http://www.w3.org/1999/xlink" xlink:type="simple" xlink:show="embed" xlink:actuate="onLoad" xlink:href="Pictures/image2.png">
            <text:p/>
          </draw:image>
        </draw:frame>
        <draw:frame draw:layer="layout" draw:id="Picsldraw3an5" draw:style-name="SLPicture3gr5" svg:x="8.18cm" svg:y="7.15cm" svg:width="9.05cm" svg:height="4.75cm">
          <draw:image xmlns:xlink="http://www.w3.org/1999/xlink" xlink:type="simple" xlink:show="embed" xlink:actuate="onLoad" xlink:href="Pictures/image3.png">
            <text:p/>
          </draw:image>
        </draw:frame>
        <draw:frame draw:layer="layout" draw:id="Picsldraw3an6" draw:style-name="SLPicture3gr6" svg:x="16.1cm" svg:y="6cm" svg:width="8.6cm" svg:height="5.67cm">
          <draw:image xmlns:xlink="http://www.w3.org/1999/xlink" xlink:type="simple" xlink:show="embed" xlink:actuate="onLoad" xlink:href="Pictures/image4.gif">
            <text:p/>
          </draw:image>
        </draw:frame>
        <presentation:notes xmlns:form="urn:oasis:names:tc:opendocument:xmlns:form:1.0" draw:style-name="Notesdp"/>
      </draw:page>
      <presentation:settings/>
    </office:presentation>
  </office:body>
</office:document-content>
</file>

<file path=styles.xml><?xml version="1.0" encoding="utf-8"?>
<office:document-styles xmlns:office="urn:oasis:names:tc:opendocument:xmlns:office:1.0" xmlns:r="http://schemas.openxmlformats.org/officeDocument/2006/relationships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a="http://schemas.openxmlformats.org/drawingml/2006/main" xmlns:rels="http://schemas.openxmlformats.org/package/2006/relationships" office:version="1.1">
  <office:styles>
    <style:style style:name="standard" style:family="graphic">
      <style:graphic-properties draw:stroke="solid" svg:stroke-color="#385d8a" svg:stroke-width=".07cm" draw:marker-start-width="0.3cm" draw:marker-start-center="false" draw:marker-end-width="0.3cm" draw:marker-end-center="false" draw:fill="solid" draw:fill-color="#4F81BD" fo:padding-top="0.125cm" fo:padding-bottom="0.125cm" fo:padding-left="0.25cm" fo:padding-right="0.25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style xmlns:form="urn:oasis:names:tc:opendocument:xmlns:form:1.0" style:name="slideMaster1-backgroundobjects" style:family="presentation">
      <style:graphic-properties draw:shadow="hidden" draw:shadow-offset-x="0.3cm" draw:shadow-offset-y="0.3cm" draw:shadow-color="#808080"/>
    </style:style>
    <style:style xmlns:form="urn:oasis:names:tc:opendocument:xmlns:form:1.0" style:name="slideMaster1-background" style:family="presentation">
      <style:graphic-properties draw:stroke="none" draw:fill-color="#ffffff" draw:fill="solid"/>
    </style:style>
    <style:style xmlns:form="urn:oasis:names:tc:opendocument:xmlns:form:1.0" style:name="slideMaster1-title" style:family="presentation">
      <style:graphic-properties draw:fill="none" draw:stroke="none" fo:padding-top=".13cm" fo:padding-left=".25cm" fo:padding-bottom=".13cm" fo:padding-right=".25cm" fo:wrap-option="no-wrap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fo:margin-top="cm"/>
      <style:text-properties style:language-asian="ko" style:country-asian="KR" fo:font-size="44pt" style:font-size-asian="44pt" fo:font-family="함초롬돋움" style:letter-kerning="true" fo:color="#000000"/>
    </style:style>
    <style:style xmlns:form="urn:oasis:names:tc:opendocument:xmlns:form:1.0" style:name="slideMaster1-subtitle" style:family="presentation">
      <style:graphic-properties draw:fill="none" draw:stroke="none" fo:padding-top=".13cm" fo:padding-left=".25cm" fo:padding-bottom=".13cm" fo:padding-right=".25cm" fo:wrap-option="no-wrap">
        <text:list-style>
          <text:list-level-style-bullet text:level="1" text:bullet-char="•">
            <style:list-level-properties text:min-label-width=".95cm" text:space-before="cm"/>
            <style:text-properties style:language-asian="ko" style:country-asian="KR" style:font-charset="x-symbol" fo:font-size="100%" fo:color="#000000" fo:font-family="Arial"/>
          </text:list-level-style-bullet>
          <text:list-level-style-bullet text:level="2" text:bullet-char="–">
            <style:list-level-properties text:min-label-width=".79cm" text:space-before="1.27cm"/>
            <style:text-properties style:language-asian="ko" style:country-asian="KR" style:font-charset="x-symbol" fo:font-size="100%" fo:color="#000000" fo:font-family="Arial"/>
          </text:list-level-style-bullet>
          <text:list-level-style-bullet text:level="3" text:bullet-char="•">
            <style:list-level-properties text:min-label-width=".64cm" text:space-before="2.54cm"/>
            <style:text-properties style:language-asian="ko" style:country-asian="KR" style:font-charset="x-symbol" fo:font-size="100%" fo:color="#000000" fo:font-family="Arial"/>
          </text:list-level-style-bullet>
          <text:list-level-style-bullet text:level="4" text:bullet-char="–">
            <style:list-level-properties text:min-label-width=".64cm" text:space-before="3.81cm"/>
            <style:text-properties style:language-asian="ko" style:country-asian="KR" style:font-charset="x-symbol" fo:font-size="100%" fo:color="#000000" fo:font-family="Arial"/>
          </text:list-level-style-bullet>
          <text:list-level-style-bullet text:level="5" text:bullet-char="»">
            <style:list-level-properties text:min-label-width=".64cm" text:space-before="5.08cm"/>
            <style:text-properties style:language-asian="ko" style:country-asian="KR" style:font-charset="x-symbol" fo:font-size="100%" fo:color="#000000" fo:font-family="Arial"/>
          </text:list-level-style-bullet>
          <text:list-level-style-bullet text:level="6" text:bullet-char="»">
            <style:list-level-properties text:min-label-width=".64cm" text:space-before="5.08cm"/>
            <style:text-properties style:language-asian="ko" style:country-asian="KR" style:font-charset="x-symbol" fo:font-size="100%" fo:color="#000000" fo:font-family="Arial"/>
          </text:list-level-style-bullet>
          <text:list-level-style-bullet text:level="7" text:bullet-char="»">
            <style:list-level-properties text:min-label-width=".64cm" text:space-before="5.08cm"/>
            <style:text-properties style:language-asian="ko" style:country-asian="KR" style:font-charset="x-symbol" fo:font-size="100%" fo:color="#000000" fo:font-family="Arial"/>
          </text:list-level-style-bullet>
          <text:list-level-style-bullet text:level="8" text:bullet-char="»">
            <style:list-level-properties text:min-label-width=".64cm" text:space-before="5.08cm"/>
            <style:text-properties style:language-asian="ko" style:country-asian="KR" style:font-charset="x-symbol" fo:font-size="100%" fo:color="#000000" fo:font-family="Arial"/>
          </text:list-level-style-bullet>
          <text:list-level-style-bullet text:level="9" text:bullet-char="»">
            <style:list-level-properties text:min-label-width=".64cm" text:space-before="5.08cm"/>
            <style:text-properties style:language-asian="ko" style:country-asian="KR" style:font-charset="x-symbol" fo:font-size="100%" fo:color="#000000" fo:font-family="Arial"/>
          </text:list-level-style-bullet>
        </text:list-style>
      </style:graphic-properties>
      <style:paragraph-properties text:enable-numbering="true" fo:text-align="start" fo:margin-left=".95cm" fo:text-indent="-.95cm" fo:margin-top=".271cm"/>
      <style:text-properties style:language-asian="ko" style:country-asian="KR" style:font-size-complex="32pt" fo:font-size="32pt" style:font-size-asian="32pt" fo:font-family="함초롬돋움" style:letter-kerning="true" fo:color="#000000" fo:font-weight="normal" style:text-underline-style="none" fo:font-style="normal"/>
    </style:style>
    <style:style xmlns:form="urn:oasis:names:tc:opendocument:xmlns:form:1.0" style:name="slideMaster1-outline1" style:family="presentation">
      <style:graphic-properties draw:fill="none" draw:stroke="none" fo:padding-top=".13cm" fo:padding-left=".25cm" fo:padding-bottom=".13cm" fo:padding-right=".25cm" fo:wrap-option="no-wrap">
        <text:list-style>
          <text:list-level-style-bullet text:level="1" text:bullet-char="•">
            <style:list-level-properties text:min-label-width=".95cm" text:space-before="cm"/>
            <style:text-properties style:language-asian="ko" style:country-asian="KR" style:font-charset="x-symbol" fo:font-size="100%" fo:color="#000000" fo:font-family="Arial"/>
          </text:list-level-style-bullet>
          <text:list-level-style-bullet text:level="2" text:bullet-char="–">
            <style:list-level-properties text:min-label-width=".79cm" text:space-before="1.27cm"/>
            <style:text-properties style:language-asian="ko" style:country-asian="KR" style:font-charset="x-symbol" fo:font-size="100%" fo:color="#000000" fo:font-family="Arial"/>
          </text:list-level-style-bullet>
          <text:list-level-style-bullet text:level="3" text:bullet-char="•">
            <style:list-level-properties text:min-label-width=".64cm" text:space-before="2.54cm"/>
            <style:text-properties style:language-asian="ko" style:country-asian="KR" style:font-charset="x-symbol" fo:font-size="100%" fo:color="#000000" fo:font-family="Arial"/>
          </text:list-level-style-bullet>
          <text:list-level-style-bullet text:level="4" text:bullet-char="–">
            <style:list-level-properties text:min-label-width=".64cm" text:space-before="3.81cm"/>
            <style:text-properties style:language-asian="ko" style:country-asian="KR" style:font-charset="x-symbol" fo:font-size="100%" fo:color="#000000" fo:font-family="Arial"/>
          </text:list-level-style-bullet>
          <text:list-level-style-bullet text:level="5" text:bullet-char="»">
            <style:list-level-properties text:min-label-width=".64cm" text:space-before="5.08cm"/>
            <style:text-properties style:language-asian="ko" style:country-asian="KR" style:font-charset="x-symbol" fo:font-size="100%" fo:color="#000000" fo:font-family="Arial"/>
          </text:list-level-style-bullet>
          <text:list-level-style-bullet text:level="6" text:bullet-char="»">
            <style:list-level-properties text:min-label-width=".64cm" text:space-before="5.08cm"/>
            <style:text-properties style:language-asian="ko" style:country-asian="KR" style:font-charset="x-symbol" fo:font-size="100%" fo:color="#000000" fo:font-family="Arial"/>
          </text:list-level-style-bullet>
          <text:list-level-style-bullet text:level="7" text:bullet-char="»">
            <style:list-level-properties text:min-label-width=".64cm" text:space-before="5.08cm"/>
            <style:text-properties style:language-asian="ko" style:country-asian="KR" style:font-charset="x-symbol" fo:font-size="100%" fo:color="#000000" fo:font-family="Arial"/>
          </text:list-level-style-bullet>
          <text:list-level-style-bullet text:level="8" text:bullet-char="»">
            <style:list-level-properties text:min-label-width=".64cm" text:space-before="5.08cm"/>
            <style:text-properties style:language-asian="ko" style:country-asian="KR" style:font-charset="x-symbol" fo:font-size="100%" fo:color="#000000" fo:font-family="Arial"/>
          </text:list-level-style-bullet>
          <text:list-level-style-bullet text:level="9" text:bullet-char="»">
            <style:list-level-properties text:min-label-width=".64cm" text:space-before="5.08cm"/>
            <style:text-properties style:language-asian="ko" style:country-asian="KR" style:font-charset="x-symbol" fo:font-size="100%" fo:color="#000000" fo:font-family="Arial"/>
          </text:list-level-style-bullet>
        </text:list-style>
      </style:graphic-properties>
      <style:paragraph-properties text:enable-numbering="true" fo:text-align="start" fo:margin-left=".95cm" fo:text-indent="-.95cm" fo:margin-top=".271cm"/>
      <style:text-properties style:language-asian="ko" style:country-asian="KR" style:font-size-complex="32pt" fo:font-size="32pt" style:font-size-asian="32pt" fo:font-family="함초롬돋움" style:letter-kerning="true" fo:color="#000000" fo:font-weight="normal" style:text-underline-style="none" fo:font-style="normal"/>
    </style:style>
    <style:style xmlns:form="urn:oasis:names:tc:opendocument:xmlns:form:1.0" style:name="slideMaster1-outline2" style:family="presentation" style:parent-style-name="slideMaster1-outline1">
      <style:paragraph-properties text:enable-numbering="true" fo:text-align="start" fo:margin-left="2.06cm" fo:text-indent="-.79cm" fo:margin-top=".237cm"/>
      <style:text-properties style:language-asian="ko" style:country-asian="KR" style:font-size-complex="28pt" fo:font-size="28pt" style:font-size-asian="28pt" fo:font-family="함초롬돋움" style:letter-kerning="true" fo:color="#000000" fo:font-weight="normal" style:text-underline-style="none" fo:font-style="normal"/>
    </style:style>
    <style:style xmlns:form="urn:oasis:names:tc:opendocument:xmlns:form:1.0" style:name="slideMaster1-outline3" style:family="presentation" style:parent-style-name="slideMaster1-outline2">
      <style:paragraph-properties text:enable-numbering="true" fo:text-align="start" fo:margin-left="3.18cm" fo:text-indent="-.64cm" fo:margin-top=".203cm"/>
      <style:text-properties style:language-asian="ko" style:country-asian="KR" style:font-size-complex="24pt" fo:font-size="24pt" style:font-size-asian="24pt" fo:font-family="함초롬돋움" style:letter-kerning="true" fo:color="#000000" fo:font-weight="normal" style:text-underline-style="none" fo:font-style="normal"/>
    </style:style>
    <style:style xmlns:form="urn:oasis:names:tc:opendocument:xmlns:form:1.0" style:name="slideMaster1-outline4" style:family="presentation" style:parent-style-name="slideMaster1-outline3">
      <style:paragraph-properties text:enable-numbering="true" fo:text-align="start" fo:margin-left="4.45cm" fo:text-indent="-.64cm" fo:margin-top=".169cm"/>
      <style:text-properties style:language-asian="ko" style:country-asian="KR" style:font-size-complex="20pt" fo:font-size="20pt" style:font-size-asian="20pt" fo:font-family="함초롬돋움" style:letter-kerning="true" fo:color="#000000" fo:font-weight="normal" style:text-underline-style="none" fo:font-style="normal"/>
    </style:style>
    <style:style xmlns:form="urn:oasis:names:tc:opendocument:xmlns:form:1.0" style:name="slideMaster1-outline5" style:family="presentation" style:parent-style-name="slideMaster1-outline4">
      <style:paragraph-properties text:enable-numbering="true" fo:text-align="start" fo:margin-left="5.72cm" fo:text-indent="-.64cm" fo:margin-top=".169cm"/>
      <style:text-properties style:language-asian="ko" style:country-asian="KR" style:font-size-complex="20pt" fo:font-size="20pt" style:font-size-asian="20pt" fo:font-family="함초롬돋움" style:letter-kerning="true" fo:color="#000000" fo:font-weight="normal" style:text-underline-style="none" fo:font-style="normal"/>
    </style:style>
    <style:style xmlns:form="urn:oasis:names:tc:opendocument:xmlns:form:1.0" style:name="slideMaster1-outline6" style:family="presentation" style:parent-style-name="slideMaster1-outline5">
      <style:paragraph-properties text:enable-numbering="true" fo:text-align="start" fo:margin-left="5.72cm" fo:text-indent="-.64cm" fo:margin-top=".169cm"/>
      <style:text-properties style:font-size-complex="20pt" fo:font-size="20pt" style:font-size-asian="20pt" fo:font-family="함초롬돋움" style:letter-kerning="true" fo:color="#000000" fo:font-weight="normal" style:text-underline-style="none" fo:font-style="normal"/>
    </style:style>
    <style:style xmlns:form="urn:oasis:names:tc:opendocument:xmlns:form:1.0" style:name="slideMaster1-outline7" style:family="presentation" style:parent-style-name="slideMaster1-outline6">
      <style:paragraph-properties text:enable-numbering="true" fo:text-align="start" fo:margin-left="5.72cm" fo:text-indent="-.64cm" fo:margin-top=".169cm"/>
      <style:text-properties style:font-size-complex="20pt" fo:font-size="20pt" style:font-size-asian="20pt" fo:font-family="함초롬돋움" style:letter-kerning="true" fo:color="#000000" fo:font-weight="normal" style:text-underline-style="none" fo:font-style="normal"/>
    </style:style>
    <style:style xmlns:form="urn:oasis:names:tc:opendocument:xmlns:form:1.0" style:name="slideMaster1-outline8" style:family="presentation" style:parent-style-name="slideMaster1-outline7">
      <style:paragraph-properties text:enable-numbering="true" fo:text-align="start" fo:margin-left="5.72cm" fo:text-indent="-.64cm" fo:margin-top=".169cm"/>
      <style:text-properties style:font-size-complex="20pt" fo:font-size="20pt" style:font-size-asian="20pt" fo:font-family="함초롬돋움" style:letter-kerning="true" fo:color="#000000" fo:font-weight="normal" style:text-underline-style="none" fo:font-style="normal"/>
    </style:style>
    <style:style xmlns:form="urn:oasis:names:tc:opendocument:xmlns:form:1.0" style:name="slideMaster1-outline9" style:family="presentation" style:parent-style-name="slideMaster1-outline8">
      <style:paragraph-properties text:enable-numbering="true" fo:text-align="start" fo:margin-left="5.72cm" fo:text-indent="-.64cm" fo:margin-top=".169cm"/>
      <style:text-properties style:font-size-complex="20pt" fo:font-size="20pt" style:font-size-asian="20pt" fo:font-family="함초롬돋움" style:letter-kerning="true" fo:color="#000000" fo:font-weight="normal" style:text-underline-style="none" fo:font-style="normal"/>
    </style:style>
    <style:presentation-page-layout style:name="AL8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19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7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style xmlns:xlink="http://www.w3.org/1999/xlink" xmlns:form="urn:oasis:names:tc:opendocument:xmlns:form:1.0" style:name="slideMaster1-notes" style:family="presentation"/>
  </office:styles>
  <office:automatic-styles>
    <style:style xmlns:form="urn:oasis:names:tc:opendocument:xmlns:form:1.0" style:family="drawing-page" style:name="dp1">
      <style:drawing-page-properties presentation:background-visible="true" presentation:background-objects-visible="true" presentation:display-footer="true" presentation:display-page-number="true" presentation:display-date-time="true" draw:fill-color="#ffffff" draw:fill="solid"/>
    </style:style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handOut">
      <style:page-layout-properties fo:margin-top="0cm" fo:margin-bottom="0cm" fo:margin-left="0cm" fo:margin-right="0cm" fo:page-width="27.94cm" fo:page-height="21.59cm" style:print-orientation="landscape"/>
    </style:page-layout>
    <style:page-layout style:name="PMNotes">
      <style:page-layout-properties fo:margin-top="0cm" fo:margin-bottom="0cm" fo:margin-left="0cm" fo:margin-right="0cm" fo:page-width="19.05cm" fo:page-height="25.4cm" style:print-orientation="portrait"/>
    </style:page-layout>
    <style:style xmlns:form="urn:oasis:names:tc:opendocument:xmlns:form:1.0" style:name="slideMaster1-DateTime" style:family="presentation" style:parent-style-name="slideMaster1-backgroundobjects">
      <style:graphic-properties draw:fill="none" draw:stroke="none" fo:padding-top=".13cm" fo:padding-left=".25cm" fo:padding-bottom=".13cm" fo:padding-right=".25cm" fo:wrap-option="no-wrap" draw:textarea-vertical-align="middle"/>
      <style:paragraph-properties fo:text-align="start"/>
      <style:text-properties style:language-asian="ko" style:country-asian="KR" fo:font-size="12pt" style:font-size-asian="12pt" fo:font-family="함초롬돋움" fo:color="#" fo:font-weight="normal" style:text-underline-style="none" fo:font-style="normal"/>
    </style:style>
    <style:style xmlns:form="urn:oasis:names:tc:opendocument:xmlns:form:1.0" style:name="slideMaster1-footer" style:family="presentation" style:parent-style-name="slideMaster1-backgroundobjects">
      <style:graphic-properties draw:fill="none" draw:stroke="none" fo:padding-top=".13cm" fo:padding-left=".25cm" fo:padding-bottom=".13cm" fo:padding-right=".25cm" fo:wrap-option="no-wrap" draw:textarea-vertical-align="middle"/>
      <style:paragraph-properties fo:text-align="center"/>
      <style:text-properties fo:font-size="12pt" style:font-size-asian="12pt" fo:font-family="함초롬돋움" fo:color="#000000" fo:font-weight="normal" style:text-underline-style="none" fo:font-style="normal"/>
    </style:style>
    <style:style xmlns:form="urn:oasis:names:tc:opendocument:xmlns:form:1.0" style:family="paragraph" style:name="slideMaster1PARA61">
      <style:paragraph-properties text:enable-numbering="false" fo:text-align="center"/>
    </style:style>
    <style:style xmlns:form="urn:oasis:names:tc:opendocument:xmlns:form:1.0" style:family="text" style:name="slideMaster1ID4EFAAC">
      <style:text-properties style:font-charset="x-symbol" fo:font-family="함초롬돋움" style:font-family-generic="roman" style:font-pitch="variable" fo:font-size="18pt"/>
    </style:style>
    <style:style xmlns:form="urn:oasis:names:tc:opendocument:xmlns:form:1.0" style:name="slideMaster1-pageno" style:family="presentation" style:parent-style-name="slideMaster1-backgroundobjects">
      <style:graphic-properties draw:fill="none" draw:stroke="none" fo:padding-top=".13cm" fo:padding-left=".25cm" fo:padding-bottom=".13cm" fo:padding-right=".25cm" fo:wrap-option="no-wrap" draw:textarea-vertical-align="middle"/>
      <style:paragraph-properties fo:text-align="end"/>
      <style:text-properties style:language-asian="ko" style:country-asian="KR" fo:font-size="12pt" style:font-size-asian="12pt" fo:font-family="함초롬돋움" fo:color="#000000" fo:font-weight="normal" style:text-underline-style="none" fo:font-style="normal"/>
    </style:style>
    <style:style xmlns:form="urn:oasis:names:tc:opendocument:xmlns:form:1.0" style:family="paragraph" style:name="slideMaster1PARA71">
      <style:paragraph-properties text:enable-numbering="false" fo:text-align="end"/>
    </style:style>
    <style:style xmlns:form="urn:oasis:names:tc:opendocument:xmlns:form:1.0" style:family="text" style:name="slideMaster1ID4E4BAC">
      <style:text-properties style:font-charset="x-symbol" fo:font-family="" style:font-family-generic="roman" style:font-pitch="variable" fo:font-size="18pt"/>
    </style:style>
  </office:automatic-styles>
  <office:master-styles xmlns:form="urn:oasis:names:tc:opendocument:xmlns:form:1.0"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lideMaster1" style:page-layout-name="PM1" draw:style-name="dp1">
      <draw:frame presentation:style-name="slideMaster1-title" svg:x="1.27cm" svg:y=".76cm" svg:width="22.86cm" svg:height="3.18cm" presentation:class="title" presentation:placeholder="true" draw:layer="backgroundobjects">
        <draw:text-box/>
      </draw:frame>
      <draw:frame presentation:style-name="slideMaster1-outline1" svg:x="1.27cm" svg:y="4.45cm" svg:width="22.86cm" svg:height="12.57cm" presentation:class="outline" presentation:placeholder="true" draw:layer="backgroundobjects">
        <draw:text-box/>
      </draw:frame>
      <draw:frame presentation:style-name="slideMaster1-DateTime" svg:x="1.27cm" svg:y="17.66cm" svg:width="5.93cm" svg:height="1.01cm" presentation:class="date-time" presentation:placeholder="true" draw:layer="backgroundobjects">
        <draw:text-box>
          <text:p><presentation:date-time/></text:p>
        </draw:text-box>
      </draw:frame>
      <draw:frame presentation:style-name="slideMaster1-footer" svg:x="8.68cm" svg:y="17.66cm" svg:width="8.04cm" svg:height="1.01cm" presentation:class="footer" presentation:placeholder="true" draw:layer="backgroundobjects">
        <draw:text-box>
          <text:p text:style-name="slideMaster1PARA61"><presentation:footer/></text:p>
        </draw:text-box>
      </draw:frame>
      <draw:frame presentation:style-name="slideMaster1-pageno" svg:x="18.2cm" svg:y="17.66cm" svg:width="5.93cm" svg:height="1.01cm" presentation:class="page-number" presentation:placeholder="true" draw:layer="backgroundobjects">
        <draw:text-box>
          <text:p text:style-name="slideMaster1PARA71"><text:page-number/></text:p>
        </draw:text-box>
      </draw:frame>
    </style:master-page>
    <style:handout-master style:page-layout-name="PMhandOut"/>
  </office:master-styles>
</office:document-styles>
</file>

<file path=meta.xml><?xml version="1.0" encoding="utf-8"?>
<office:document-meta xmlns:office="urn:oasis:names:tc:opendocument:xmlns:office:1.0" xmlns:cp="http://schemas.openxmlformats.org/package/2006/metadata/core-properties" xmlns:cust-p="http://schemas.openxmlformats.org/officeDocument/2006/custom-properties" xmlns:dc="http://purl.org/dc/elements/1.1/" xmlns:dcterms="http://purl.org/dc/terms/" xmlns:dcmitype="http://purl.org/dc/dcmitype/" xmlns:meta="urn:oasis:names:tc:opendocument:xmlns:meta:1.0" xmlns:ooo="http://openoffice.org/2004/office" xmlns="http://schemas.openxmlformats.org/officeDocument/2006/extended-properties" xmlns:vt="http://schemas.openxmlformats.org/officeDocument/2006/docPropsVTypes" office:version="1.1">
  <office:meta>
    <meta:generator>OpenXML/ODF Translator Command Line Tool 3.0 2.0.0</meta:generator>
    <meta:initial-creator>Daehyun J</meta:initial-creator>
    <meta:creation-date>2018-02-02T13:35:36</meta:creation-date>
    <dc:creator/>
    <dc:date>2018-02-02T13:46:34</dc:date>
    <meta:editing-cycles/>
    <meta:document-statistic/>
  </office:meta>
</office:document-meta>
</file>